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15.9mm" fo:page-width="279.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000000" draw:stroke-linejoin="miter" svg:stroke-opacity="100.0%" svg:stroke-width="1.8749999mm"/>
    </style:style>
    <style:style style:family="graphic" style:name="style-3">
      <style:graphic-properties draw:fill="none" draw:stroke="solid" svg:stroke-color="#000000" draw:stroke-linejoin="miter" svg:stroke-opacity="100.0%" svg:stroke-width="1.8749999mm"/>
    </style:style>
    <style:style style:family="graphic" style:name="style-4">
      <style:graphic-properties draw:fill="none" draw:stroke="solid" svg:stroke-color="#000000" draw:stroke-linejoin="miter" svg:stroke-opacity="100.0%" svg:stroke-width="1.8749999mm"/>
    </style:style>
    <style:style style:family="graphic" style:name="style-5">
      <style:graphic-properties draw:fill="none" draw:stroke="solid" svg:stroke-color="#000000" draw:stroke-linejoin="miter" svg:stroke-opacity="100.0%" svg:stroke-width="1.8749999mm"/>
    </style:style>
    <style:style style:family="graphic" style:name="style-6">
      <style:graphic-properties draw:fill="none" draw:stroke="solid" svg:stroke-color="#000000" draw:stroke-linejoin="miter" svg:stroke-opacity="100.0%" svg:stroke-width="1.8749999mm"/>
    </style:style>
    <style:style style:family="graphic" style:name="style-7">
      <style:graphic-properties draw:fill="none" draw:stroke="solid" svg:stroke-color="#000000" draw:stroke-linejoin="miter" svg:stroke-opacity="100.0%" svg:stroke-width="1.8749999mm"/>
    </style:style>
    <style:style style:family="graphic" style:name="style-8">
      <style:graphic-properties draw:fill="none" draw:stroke="solid" svg:stroke-color="#000000" draw:stroke-linejoin="miter" svg:stroke-opacity="100.0%" svg:stroke-width="1.8749999mm"/>
    </style:style>
    <style:style style:family="graphic" style:name="style-9">
      <style:graphic-properties draw:fill="none" draw:stroke="solid" svg:stroke-color="#000000" draw:stroke-linejoin="miter" svg:stroke-opacity="100.0%" svg:stroke-width="1.8749999mm"/>
    </style:style>
    <style:style style:family="graphic" style:name="style-10">
      <style:graphic-properties draw:fill="none" draw:stroke="solid" svg:stroke-color="#000000" draw:stroke-linejoin="miter" svg:stroke-opacity="100.0%" svg:stroke-width="1.8749999mm"/>
    </style:style>
    <style:style style:family="graphic" style:name="style-11">
      <style:graphic-properties draw:fill="none" draw:stroke="solid" svg:stroke-color="#000000" draw:stroke-linejoin="miter" svg:stroke-opacity="100.0%" svg:stroke-width="1.8749999mm"/>
    </style:style>
    <style:style style:family="graphic" style:name="style-12">
      <style:graphic-properties draw:fill="none" draw:stroke="solid" svg:stroke-color="#000000" draw:stroke-linejoin="miter" svg:stroke-opacity="100.0%" svg:stroke-width="1.8749999mm"/>
    </style:style>
    <style:style style:family="graphic" style:name="style-13">
      <style:graphic-properties draw:fill="none" draw:stroke="solid" svg:stroke-color="#000000" draw:stroke-linejoin="miter" svg:stroke-opacity="100.0%" svg:stroke-width="1.8749999mm"/>
    </style:style>
    <style:style style:family="graphic" style:name="style-14">
      <style:graphic-properties draw:fill="none" draw:stroke="solid" svg:stroke-color="#000000" draw:stroke-linejoin="miter" svg:stroke-opacity="100.0%" svg:stroke-width="1.8749999mm"/>
    </style:style>
    <style:style style:family="graphic" style:name="style-15">
      <style:graphic-properties draw:fill="none" draw:stroke="solid" svg:stroke-color="#000000" draw:stroke-linejoin="miter" svg:stroke-opacity="100.0%" svg:stroke-width="1.8749999mm"/>
    </style:style>
    <style:style style:family="graphic" style:name="style-16">
      <style:graphic-properties draw:fill="none" draw:stroke="solid" svg:stroke-color="#000000" draw:stroke-linejoin="miter" svg:stroke-opacity="100.0%" svg:stroke-width="1.8749999mm"/>
    </style:style>
    <style:style style:family="graphic" style:name="style-17">
      <style:graphic-properties draw:fill="none" draw:stroke="solid" svg:stroke-color="#000000" draw:stroke-linejoin="miter" svg:stroke-opacity="100.0%" svg:stroke-width="1.8749999mm"/>
    </style:style>
  </office:automatic-styles>
  <office:body>
    <office:drawing>
      <draw:page draw:master-page-name="Default" draw:name="page1" draw:style-name="DP1">
        <draw:g draw:id="svg1">
          <draw:path svg:d="M 1920.4697 784.8317 C 359.32498 1430.763 342.57175 2071.0403 102.845985 3029.9424 C -362.51642 4891.3936 760.9332 6274.4375 3279.2083 6625.824 C 5856.2554 6985.413 7863.585 6062.1104 8792.895 5127.5405 C 9751.689 4163.3154 9931.589 2400.6633 9212.412 1232.0016 C 8860.803 660.63226 8360.782 361.4524 7984.761 318.20084 M 6820.5947 80.07586 C 6603.324 -16.092363 5451.72 -41.539776 4537.7676 93.30583 C 3623.812 228.15144 2767.2368 482.8597 2661.303 493.7901" svg:height="67.05343mm" draw:style-name="style-2" svg:viewBox="0.0 0.0 9651.882 6705.343" svg:width="96.51882mm" svg:x="21.2871mm" svg:y="73.87622mm"/>
          <draw:path svg:d="M 0.0 419.51974 C 719.1776 0.0 1618.1472 0.0 1618.1472 0.0" svg:height="4.1951976mm" draw:style-name="style-3" svg:viewBox="0.0 0.0 1618.1472 419.51974" svg:width="16.181473mm" svg:x="81.6476mm" svg:y="99.38874mm"/>
          <draw:path svg:d="M 0.0 0.0 L 1258.5594 419.51974" svg:height="4.1951976mm" draw:style-name="style-4" svg:viewBox="0.0 0.0 1258.5594 419.51974" svg:width="12.585594mm" svg:x="31.305252mm" svg:y="102.385315mm"/>
          <draw:path svg:d="M 0.0 0.0 L 1378.4211 0.0 L 599.3129 1258.5585 L 0.0 0.0 z" svg:height="12.585585mm" draw:style-name="style-5" svg:viewBox="0.0 0.0 1378.4211 1258.5585" svg:width="13.784211mm" svg:x="54.67849mm" svg:y="110.7681mm"/>
          <draw:path svg:d="M 0.0 0.0 L 5993.1377 13.990586" svg:height="0.13990586mm" draw:style-name="style-6" svg:viewBox="0.0 0.0 5993.1377 13.990586" svg:width="59.931377mm" svg:x="71.45927mm" svg:y="123.213776mm"/>
          <draw:path svg:d="M 0.0 539.3816 L 5513.687 0.0" svg:height="5.393816mm" draw:style-name="style-7" svg:viewBox="0.0 0.0 5513.687 539.3816" svg:width="55.136868mm" svg:x="73.25721mm" svg:y="112.56604mm"/>
          <draw:path svg:d="M 3416.0881 0.0 L 0.0 765.118" svg:height="7.65118mm" draw:style-name="style-8" svg:viewBox="0.0 0.0 3416.0881 765.118" svg:width="34.16088mm" svg:x="19.318995mm" svg:y="121.69564mm"/>
          <draw:path svg:d="M 3810.8416 0.0 L 0.0 127.0465" svg:height="1.270465mm" draw:style-name="style-9" svg:viewBox="0.0 0.0 3810.8416 127.0465" svg:width="38.108414mm" svg:x="13.925172mm" svg:y="117.28871mm"/>
          <draw:path svg:d="M 0.0 0.0 L 1318.4902 0.0" svg:height="0.0mm" draw:style-name="style-10" svg:viewBox="0.0 0.0 1318.4902 1.0" svg:width="13.184902mm" svg:x="54.250805mm" svg:y="127.01737mm"/>
          <draw:path svg:d="M 359.5874 2816.7744 L 0.0 0.0 C 0.0 0.0 1378.4209 359.5884 1678.0771 659.2455 C 1977.7339 958.9018 2876.7058 1797.9413 2876.7058 1797.9413" svg:height="28.167744mm" draw:style-name="style-11" svg:viewBox="0.0 0.0 2876.7058 2816.7744" svg:width="28.76706mm" svg:x="21.716251mm" svg:y="64.62094mm"/>
          <draw:path svg:d="M 0.0 2337.323 C 0.0 2337.323 299.65628 1138.6958 779.1078 719.176 C 1258.5592 299.65668 3116.4312 0.0 3116.4312 0.0 L 2816.775 2037.6666 L 2397.2542 3236.2932" svg:height="32.362934mm" draw:style-name="style-12" svg:viewBox="0.0 0.0 3116.4312 3236.2932" svg:width="31.16431mm" svg:x="89.43868mm" svg:y="53.233986mm"/>
          <draw:path svg:d="M 0.46306926 3218.051 C -52.453594 1687.1902 4438.834 21.36134 8811.841 0.1606814 C 13223.6045 -21.039574 17822.111 2062.1245 18601.219 3080.9575 C 19380.326 4099.7905 19919.709 5538.1436 19560.121 7036.428 C 19200.533 8534.712 13507.053 11890.868 12188.5625 12130.594 C 10870.072 12370.319 9673.044 12437.266 9671.445 11651.143 C 9669.846 10864.521 10425.631 11505.477 12047.655 11071.273 C 13687.458 10632.31 14943.819 9748.511 15724.513 9199.371 C 16475.037 8671.453 17510.027 7530.521 17642.318 6736.771" svg:height="122.91883mm" draw:style-name="style-13" svg:viewBox="0.0 0.0 19673.955 12291.883" svg:width="196.73955mm" svg:x="52.056282mm" svg:y="44.59901mm"/>
          <draw:path svg:d="M 8375.49 0.0 C 6457.6875 0.0 5739.637 292.20923 4779.6104 1498.2845 C 3849.0679 2667.3193 4258.2065 6061.8013 4607.0176 6352.4775 L 684.06995 6819.757 C 357.961 6856.901 -153.65744 7039.178 44.20192 7575.8945 C 245.04074 8120.692 2350.2659 8261.598 3619.6538 8027.2866" svg:height="81.36169mm" draw:style-name="style-14" svg:viewBox="0.0 0.0 8375.49 8136.169" svg:width="83.754906mm" svg:x="112.60246mm" svg:y="80.04382mm"/>
          <draw:path svg:d="M 436.9004 7055.2837 C 436.9004 7055.2837 -102.48163 7175.1455 17.379833 7474.8027 C 137.24129 7774.4595 514.4146 8384.172 1533.2454 8264.309 C 2552.0793 8144.447 5111.546 7175.1455 5471.1353 6935.42 C 5830.7227 6695.695 7928.321 5856.6562 8767.36 5077.5483 C 9606.398 4298.4404 9726.262 3818.99 9546.468 3339.5393 C 9366.673 2860.0876 8979.026 419.51895 8619.439 239.72534 C 8259.849 59.93093 7420.8105 0.0 7420.8105 0.0" svg:height="82.79712mm" draw:style-name="style-15" svg:viewBox="0.0 0.0 9618.599 8279.712" svg:width="96.18598mm" svg:x="51.508125mm" svg:y="70.18095mm"/>
          <draw:path svg:d="M 0.0 0.0 C 0.0 0.0 766.92664 327.1893 1673.2246 430.413 C 2579.5227 533.63666 3697.4873 393.51764 3697.4873 393.51764" svg:height="4.683531mm" draw:style-name="style-16" svg:viewBox="0.0 0.0 3697.4873 468.35306" svg:width="36.974873mm" svg:x="119.25052mm" svg:y="133.45605mm"/>
          <draw:path svg:d="M 424.45627 0.0 C 424.45627 0.0 -25.335176 1005.4174 1.1231549 1190.6257 C 27.581488 1375.8341 27.581488 1534.5841 371.5398 1508.1257 C 715.4979 1481.6674 1214.4836 1373.972 1293.8586 1188.7638 C 1373.2336 1003.5555 1440.31 673.75726 1440.31 673.75726" svg:height="15.110212mm" draw:style-name="style-17" svg:viewBox="0.0 0.0 1440.31 1511.0212" svg:width="14.403101mm" svg:x="22.4204mm" svg:y="128.3246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15.9mm" fo:page-width="279.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